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textarea-vertical-align="middle" draw:auto-grow-height="false" fo:min-height="4.25cm" fo:min-width="1.8cm" fo:wrap-option="wrap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4.5cm" svg:x="9.9cm" svg:y="11.9cm">
          <text:p/>
          <draw:enhanced-geometry svg:viewBox="0 0 21600 21600" draw:mirror-horizontal="false" draw:glue-points="21600 0 0 10800 21600 21600 ?f0 10800" draw:text-areas="?f1 ?f10 21600 ?f11" draw:mirror-vertical="true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0-08-18T13:15:07.599000000</dc:date>
    <meta:editing-duration>PT10M29S</meta:editing-duration>
    <meta:editing-cycles>4</meta:editing-cycles>
    <meta:generator>LibreOffice/5.4.5.1$Windows_X86_64 LibreOffice_project/79c9829dd5d8054ec39a82dc51cd9eff340dbee8</meta:generator>
    <meta:document-statistic meta:object-count="2"/>
  </office:meta>
</office:document-meta>
</file>